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9cm" fo:min-width="4.0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13cm" fo:min-width="4.03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14cm" fo:min-width="4.031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objectwithoutfill">
      <style:graphic-properties draw:marker-end="Arrowheads_20_12" draw:marker-end-width="0.3cm" draw:fill="none" draw:textarea-vertical-align="middle"/>
    </style:style>
    <style:style style:name="gr16" style:family="graphic" style:parent-style-name="objectwithoutfill">
      <style:graphic-properties draw:marker-end="Arrowheads_20_13" draw:marker-end-width="0.3cm" draw:fill="none" draw:textarea-vertical-align="middle"/>
    </style:style>
    <style:style style:name="gr17" style:family="graphic" style:parent-style-name="objectwithoutfill">
      <style:graphic-properties draw:marker-end="Arrowheads_20_14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31cm" svg:height="1.309cm" svg:x="3.5cm" svg:y="2cm">
          <text:p text:style-name="P1">STATE 0</text:p>
          <text:p text:style-name="P1">Initialise</text:p>
          <text:p text:style-name="P1">*Startup function are ru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531cm" svg:height="1.309cm" svg:x="3.5cm" svg:y="3.964cm">
          <text:p text:style-name="P1">STATE 1</text:p>
          <text:p text:style-name="P1">Login (or quit)</text:p>
          <text:p text:style-name="P1">*List of users is displayed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531cm" svg:height="1.963cm" svg:x="3.5cm" svg:y="6.091cm">
          <text:p text:style-name="P1">STATE 2</text:p>
          <text:p text:style-name="P1">Mode Select</text:p>
          <text:p text:style-name="P1">*List Modes (User manage, Client <text:s/>Manger, Data Export)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4.531cm" svg:height="1.964cm" svg:x="3.5cm" svg:y="9.036cm">
          <text:p text:style-name="P1">STATE 3</text:p>
          <text:p text:style-name="P1">User Management </text:p>
          <text:p text:style-name="P1">*List users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4.531cm" svg:height="1.964cm" svg:x="9.25cm" svg:y="9.036cm">
          <text:p text:style-name="P1">STATE 6</text:p>
          <text:p text:style-name="P1">Client Management</text:p>
          <text:p text:style-name="P1">*List Actions (Search, New)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531cm" svg:height="1.964cm" svg:x="3.505cm" svg:y="12.036cm">
          <text:p text:style-name="P1">STATE 4</text:p>
          <text:p text:style-name="P1">User Management (selected user)</text:p>
          <text:p text:style-name="P1">*Show Actions</text:p>
          <draw:enhanced-geometry svg:viewBox="0 0 21600 21600" draw:type="rectangle" draw:enhanced-path="M 0 0 L 21600 0 21600 21600 0 21600 0 0 Z N"/>
        </draw:custom-shape>
        <draw:connector draw:style-name="gr4" draw:text-style-name="P2" xml:id="id2" draw:id="id2" draw:layer="layout" draw:type="line" svg:x1="5.765cm" svg:y1="3.309cm" svg:x2="5.765cm" svg:y2="3.309cm" draw:start-shape="id1" draw:start-glue-point="2" draw:end-shape="id1" draw:end-glue-point="2" svg:d="M5765 3309z" svg:viewBox="0 0 1 1">
          <text:p/>
        </draw:connector>
        <draw:connector draw:style-name="gr5" draw:text-style-name="P2" draw:layer="layout" draw:type="line" svg:x1="5.765cm" svg:y1="3.309cm" svg:x2="5.765cm" svg:y2="3.964cm" draw:start-shape="id2" draw:start-glue-point="0" draw:end-shape="id3" draw:end-glue-point="0" svg:d="M5765 3309v655" svg:viewBox="0 0 1 656">
          <text:p/>
        </draw:connector>
        <draw:connector draw:style-name="gr6" draw:text-style-name="P2" draw:layer="layout" draw:type="line" svg:x1="5.765cm" svg:y1="5.273cm" svg:x2="5.765cm" svg:y2="6.091cm" draw:start-shape="id3" draw:start-glue-point="2" draw:end-shape="id4" draw:end-glue-point="0" svg:d="M5765 5273v818" svg:viewBox="0 0 1 819">
          <text:p/>
        </draw:connector>
        <draw:connector draw:style-name="gr7" draw:text-style-name="P2" draw:layer="layout" draw:type="line" svg:x1="5.765cm" svg:y1="8.054cm" svg:x2="5.765cm" svg:y2="9.036cm" draw:start-shape="id4" draw:start-glue-point="2" draw:end-shape="id5" draw:end-glue-point="0" svg:d="M5765 8054v982" svg:viewBox="0 0 1 983">
          <text:p/>
        </draw:connector>
        <draw:connector draw:style-name="gr8" draw:text-style-name="P2" draw:layer="layout" draw:type="line" svg:x1="5.765cm" svg:y1="11cm" svg:x2="5.77cm" svg:y2="12.036cm" draw:start-shape="id5" draw:start-glue-point="2" draw:end-shape="id6" draw:end-glue-point="0" svg:d="M5765 11000l5 1036" svg:viewBox="0 0 6 1037">
          <text:p/>
        </draw:connector>
        <draw:connector draw:style-name="gr9" draw:text-style-name="P2" draw:layer="layout" svg:x1="8.031cm" svg:y1="7.072cm" svg:x2="11.515cm" svg:y2="9.036cm" draw:start-shape="id4" draw:start-glue-point="1" draw:end-shape="id7" draw:end-glue-point="0" svg:d="M8031 7072h3484v1964" svg:viewBox="0 0 3485 1965">
          <text:p/>
        </draw:connector>
        <draw:custom-shape draw:style-name="gr3" draw:text-style-name="P1" xml:id="id8" draw:id="id8" draw:layer="layout" svg:width="4.531cm" svg:height="1.964cm" svg:x="3.5cm" svg:y="15.25cm">
          <text:p text:style-name="P1">STATE 5</text:p>
          <text:p text:style-name="P1">Get Input/Run (selected Action)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3.5cm" svg:y1="16.232cm" svg:x2="3.5cm" svg:y2="7.072cm" draw:start-shape="id8" draw:start-glue-point="3" svg:d="M3500 16232h-502v-9160h502" svg:viewBox="0 0 503 9161">
          <text:p/>
        </draw:connector>
        <draw:custom-shape draw:style-name="gr3" draw:text-style-name="P1" xml:id="id11" draw:id="id11" draw:layer="layout" svg:width="4.531cm" svg:height="1.964cm" svg:x="9.25cm" svg:y="12cm">
          <text:p text:style-name="P1">STATE 9</text:p>
          <text:p text:style-name="P1">Get Input/New Client</text:p>
          <text:p text:style-name="P1">(Suburb, Name, DOB, Addr1 Addr2)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4.531cm" svg:height="1.964cm" svg:x="15.219cm" svg:y="9.036cm">
          <text:p text:style-name="P1">STATE 7</text:p>
          <text:p text:style-name="P1">Get Input/Run Search (Suburb, <text:s/>Name, DOB)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4.531cm" svg:height="1.964cm" svg:x="15.219cm" svg:y="12cm">
          <text:p text:style-name="P1">STATE 8</text:p>
          <text:p text:style-name="P1">Show Results</text:p>
          <text:p text:style-name="P1">*Select Cli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4.531cm" svg:height="1.964cm" svg:x="9.247cm" svg:y="15.25cm">
          <text:p text:style-name="P1">STATE 10</text:p>
          <text:p text:style-name="P1">Get Input/New Client</text:p>
          <text:p text:style-name="P1">(Suburb, Name, DOB, Addr1 Addr2)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13.781cm" svg:y1="10.018cm" svg:x2="15.219cm" svg:y2="10.018cm" draw:start-shape="id7" draw:start-glue-point="1" draw:end-shape="id9" draw:end-glue-point="3" svg:d="M13781 10018h1438" svg:viewBox="0 0 1439 1">
          <text:p/>
        </draw:connector>
        <draw:connector draw:style-name="gr12" draw:text-style-name="P2" draw:layer="layout" draw:type="line" svg:x1="17.484cm" svg:y1="11cm" svg:x2="17.484cm" svg:y2="12cm" draw:start-shape="id9" draw:start-glue-point="2" draw:end-shape="id10" draw:end-glue-point="0" svg:d="M17484 11000v1000" svg:viewBox="0 0 1 1001">
          <text:p/>
        </draw:connector>
        <draw:connector draw:style-name="gr13" draw:text-style-name="P2" draw:layer="layout" draw:type="line" svg:x1="11.515cm" svg:y1="11cm" svg:x2="11.515cm" svg:y2="12cm" draw:start-shape="id7" draw:start-glue-point="2" draw:end-shape="id11" draw:end-glue-point="0" svg:d="M11515 11000v1000" svg:viewBox="0 0 1 1001">
          <text:p/>
        </draw:connector>
        <draw:connector draw:style-name="gr14" draw:text-style-name="P2" draw:layer="layout" draw:type="line" svg:x1="11.515cm" svg:y1="13.964cm" svg:x2="11.512cm" svg:y2="15.25cm" draw:start-shape="id11" draw:start-glue-point="2" draw:end-shape="id12" draw:end-glue-point="0" svg:d="M11515 13964l-3 1286" svg:viewBox="0 0 4 1287">
          <text:p/>
        </draw:connector>
        <draw:custom-shape draw:style-name="gr3" draw:text-style-name="P1" xml:id="id13" draw:id="id13" draw:layer="layout" svg:width="4.531cm" svg:height="1.964cm" svg:x="9.25cm" svg:y="18.286cm">
          <text:p text:style-name="P1">STATE 11</text:p>
          <text:p text:style-name="P1">Assign Delivery</text:p>
          <text:p text:style-name="P1">(CID, Addr,Type)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9.25cm" svg:y1="19.268cm" svg:x2="9.25cm" svg:y2="10.018cm" draw:start-shape="id13" draw:start-glue-point="3" draw:end-shape="id7" draw:end-glue-point="3" svg:d="M9250 19268h-502v-9250h502" svg:viewBox="0 0 503 9251">
          <text:p/>
        </draw:connector>
        <draw:connector draw:style-name="gr16" draw:text-style-name="P2" draw:layer="layout" svg:x1="17.484cm" svg:y1="13.964cm" svg:x2="13.778cm" svg:y2="16.232cm" draw:start-shape="id10" draw:start-glue-point="2" draw:end-shape="id12" draw:end-glue-point="1" svg:d="M17484 13964v2268h-3706" svg:viewBox="0 0 3707 2269">
          <text:p/>
        </draw:connector>
        <draw:connector draw:style-name="gr17" draw:text-style-name="P2" draw:layer="layout" draw:type="line" svg:x1="11.512cm" svg:y1="17.214cm" svg:x2="11.515cm" svg:y2="18.286cm" draw:start-shape="id12" draw:start-glue-point="2" draw:end-shape="id13" draw:end-glue-point="0" svg:d="M11512 17214l3 1072" svg:viewBox="0 0 4 1073">
          <text:p/>
        </draw:connector>
        <draw:frame draw:style-name="gr18" draw:text-style-name="P3" draw:layer="layout" svg:width="8.5cm" svg:height="2.384cm" svg:x="9.5cm" svg:y="1.5cm">
          <draw:text-box>
            <text:p>Delivery Management System (DMS) – Concept Flowchar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2T16:54:53.728417658</meta:creation-date>
    <dc:date>2022-07-12T17:41:47.284192497</dc:date>
    <meta:editing-duration>PT4M20S</meta:editing-duration>
    <meta:editing-cycles>2</meta:editing-cycles>
    <meta:generator>LibreOffice/7.3.4.2$Linux_X86_64 LibreOffice_project/30$Build-2</meta:generator>
    <meta:document-statistic meta:object-count="27"/>
  </office:meta>
</office:document-meta>
</file>